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1.64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06" calcext:value-type="float">
            <text:p>140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3" calcext:value-type="float">
            <text:p>2753</text:p>
          </table:table-cell>
          <table:table-cell table:formula="of:=SUM([.C2:.C426])" office:value-type="float" office:value="5264" calcext:value-type="float">
            <text:p>5264</text:p>
          </table:table-cell>
          <table:table-cell table:formula="of:=SUM([.D2:.D426])" office:value-type="float" office:value="2352" calcext:value-type="float">
            <text:p>2352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469" calcext:value-type="float">
            <text:p>1469</text:p>
          </table:table-cell>
          <table:table-cell table:formula="of:=SUM([.G2:.G426])" office:value-type="float" office:value="12018" calcext:value-type="float">
            <text:p>12018</text:p>
          </table:table-cell>
          <table:table-cell table:formula="of:=SUM([.H2:.H426])" office:value-type="float" office:value="5039" calcext:value-type="float">
            <text:p>5039</text:p>
          </table:table-cell>
          <table:table-cell table:formula="of:=SUM([.I2:.I426])" office:value-type="float" office:value="2554" calcext:value-type="float">
            <text:p>2554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5274218675484" calcext:value-type="percentage">
            <text:p>8.75%</text:p>
          </table:table-cell>
          <table:table-cell table:style-name="ce1" table:formula="of:=[.C427]/[.$J427]" office:value-type="percentage" office:value="0.167360824086733" calcext:value-type="percentage">
            <text:p>16.74%</text:p>
          </table:table-cell>
          <table:table-cell table:style-name="ce1" table:formula="of:=[.D427]/[.$J427]" office:value-type="percentage" office:value="0.0747782405493912" calcext:value-type="percentage">
            <text:p>7.48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67046068737481" calcext:value-type="percentage">
            <text:p>4.67%</text:p>
          </table:table-cell>
          <table:table-cell table:style-name="ce1" table:formula="of:=[.G427]/[.$J427]" office:value-type="percentage" office:value="0.382093917909261" calcext:value-type="percentage">
            <text:p>38.21%</text:p>
          </table:table-cell>
          <table:table-cell table:style-name="ce1" table:formula="of:=[.H427]/[.$J427]" office:value-type="percentage" office:value="0.160207293421931" calcext:value-type="percentage">
            <text:p>16.02%</text:p>
          </table:table-cell>
          <table:table-cell table:style-name="ce1" table:formula="of:=[.I427]/[.$J427]" office:value-type="percentage" office:value="0.0812005214129018" calcext:value-type="percentage">
            <text:p>8.12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00:30:59.179830921</dc:date>
    <meta:editing-duration>PT2M15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